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.183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.18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609cm" fo:min-width="1.84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75cm" fo:min-width="0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609cm" fo:min-width="1.9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609cm" fo:min-width="0.3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61cm" fo:min-width="0.3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609cm" fo:min-width="0.39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77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609cm" fo:min-width="0.398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2.286cm" fo:min-width="0.437cm"/>
      <style:paragraph-properties style:writing-mode="lr-tb"/>
    </style:style>
    <style:style style:name="gr15" style:family="graphic" style:parent-style-name="standard">
      <style:graphic-properties draw:stroke="none" draw:fill="none" draw:auto-grow-height="false" draw:fit-to-size="shrink-to-fit" style:shrink-to-fit="true" fo:min-height="0.796cm"/>
      <style:paragraph-properties style:writing-mode="lr-tb"/>
    </style:style>
    <style:style style:name="gr16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marker-end="Arrow" draw:marker-end-width="0.15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492cm" fo:min-width="0.241cm"/>
      <style:paragraph-properties style:writing-mode="lr-tb"/>
    </style:style>
    <style:style style:name="gr19" style:family="graphic" style:parent-style-name="Object_20_with_20_no_20_fill_20_and_20_no_20_line">
      <style:graphic-properties draw:textarea-vertical-align="middle" draw:ole-draw-aspect="1" style:protect="size"/>
    </style:style>
    <style:style style:name="gr20" style:family="graphic" style:parent-style-name="objectwithoutfill">
      <style:graphic-properties svg:stroke-width="0.05cm" svg:stroke-color="#000000" draw:marker-start-width="0.43cm" draw:marker-end-width="0.43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35cm" fo:min-width="0.0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492cm" fo:min-width="0.15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712cm" fo:min-width="0.35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712cm" fo:min-width="0cm"/>
      <style:paragraph-properties style:writing-mode="lr-tb"/>
    </style:style>
    <style:style style:name="gr25" style:family="graphic" style:parent-style-name="objectwithoutfill">
      <style:graphic-properties svg:stroke-color="#3465a4"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0.268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cm" fo:min-width="0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112cm" fo:min-width="0cm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d62e4e" fo:font-size="18pt" style:font-size-asian="18pt" style:font-size-complex="18pt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/>
    </style:style>
    <style:style style:name="T6" style:family="text">
      <style:text-properties fo:color="#d62e4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83cm" svg:height="0.224cm" svg:x="4.195cm" svg:y="0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83cm" svg:height="0.224cm" svg:x="6.153cm" svg:y="0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0.683cm" svg:height="0.224cm" svg:x="4.938cm" svg:y="2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0.683cm" svg:height="0.224cm" svg:x="6.937cm" svg:y="2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0.682cm" svg:height="0.225cm" draw:transform="rotate (1.5707963267949) translate (6.189cm 1.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068cm" svg:x1="4.938cm" svg:y1="0.523cm" svg:x2="4.263cm" svg:y2="0.876cm" svg:d="M4938 523h-656v353h-19" svg:viewBox="0 0 676 354">
          <text:p/>
        </draw:connector>
        <draw:connector draw:style-name="gr3" draw:text-style-name="P1" draw:layer="layout" draw:line-skew="-0.081cm" svg:x1="4.263cm" svg:y1="1.626cm" svg:x2="4.938cm" svg:y2="2.113cm" draw:end-shape="id1" draw:end-glue-point="3" svg:d="M4263 1626h6v487h669" svg:viewBox="0 0 676 488">
          <text:p/>
        </draw:connector>
        <draw:connector draw:style-name="gr3" draw:text-style-name="P1" draw:layer="layout" svg:x1="5.621cm" svg:y1="2.113cm" svg:x2="6.937cm" svg:y2="2.113cm" draw:start-shape="id1" draw:start-glue-point="1" draw:end-shape="id2" draw:end-glue-point="3" svg:d="M5621 2113h1316" svg:viewBox="0 0 1317 1">
          <text:p/>
        </draw:connector>
        <draw:connector draw:style-name="gr3" draw:text-style-name="P1" draw:layer="layout" svg:x1="6.301cm" svg:y1="1.64cm" svg:x2="6.937cm" svg:y2="2.113cm" draw:start-shape="id3" draw:start-glue-point="3" draw:end-shape="id2" draw:end-glue-point="3" svg:d="M6301 1640v473h636" svg:viewBox="0 0 637 474">
          <text:p/>
        </draw:connector>
        <draw:connector draw:style-name="gr3" draw:text-style-name="P1" draw:layer="layout" svg:x1="6.153cm" svg:y1="0.523cm" svg:x2="6.301cm" svg:y2="0.958cm" draw:end-shape="id3" draw:end-glue-point="1" svg:d="M6153 523v-66h148v501" svg:viewBox="0 0 149 502">
          <text:p/>
        </draw:connector>
        <draw:frame draw:style-name="gr4" draw:text-style-name="P2" draw:layer="layout" svg:width="1.909cm" svg:height="0.61cm" svg:x="8.232cm" svg:y="0.596cm">
          <draw:text-box>
            <text:p><text:span text:style-name="T1">I</text:span><text:span text:style-name="T2">b</text:span><text:span text:style-name="T1"> </text:span><text:span text:style-name="T1">=</text:span><text:span text:style-name="T1"> </text:span><text:span text:style-name="T1">K</text:span><text:span text:style-name="T2">b</text:span><text:span text:style-name="T1"> </text:span><text:span text:style-name="T1">V</text:span><text:span text:style-name="T2">b</text:span></text:p>
          </draw:text-box>
        </draw:frame>
        <draw:g xml:id="id6" draw:id="id6">
          <draw:custom-shape draw:style-name="gr5" draw:text-style-name="P1" draw:layer="layout" svg:width="0.878cm" svg:height="1.049cm" svg:x="7.712cm" svg:y="0.7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3" draw:layer="layout" svg:x1="8.15cm" svg:y1="1.095cm" svg:x2="8.15cm" svg:y2="1.61cm">
            <text:p/>
          </draw:line>
        </draw:g>
        <draw:frame draw:style-name="gr7" draw:text-style-name="P2" draw:layer="layout" svg:width="1.704cm" svg:height="0.871cm" svg:x="6.168cm" svg:y="3.099cm">
          <draw:text-box>
            <text:p><text:span text:style-name="T3">V</text:span><text:span text:style-name="T4">d</text:span><text:span text:style-name="T3"> </text:span><text:span text:style-name="T3">=</text:span><text:span text:style-name="T3"> </text:span><text:span text:style-name="T3">K</text:span><text:span text:style-name="T4">d</text:span><text:span text:style-name="T3"> </text:span><text:span text:style-name="T3">I</text:span><text:span text:style-name="T4">d</text:span><text:span text:style-name="T1"> </text:span></text:p>
          </draw:text-box>
        </draw:frame>
        <draw:connector draw:style-name="gr3" draw:text-style-name="P4" draw:layer="layout" svg:x1="5.621cm" svg:y1="2.113cm" svg:x2="6.284cm" svg:y2="2.628cm" draw:start-shape="id1" draw:start-glue-point="1" draw:end-shape="id4" draw:end-glue-point="4" svg:d="M5621 2113h663v515" svg:viewBox="0 0 664 516">
          <text:p/>
        </draw:connector>
        <draw:connector draw:style-name="gr3" draw:text-style-name="P4" draw:layer="layout" svg:x1="4.878cm" svg:y1="0.523cm" svg:x2="6.301cm" svg:y2="0.958cm" draw:end-shape="id3" draw:end-glue-point="1" svg:d="M4878 523v-66h1423v501" svg:viewBox="0 0 1424 502">
          <text:p/>
        </draw:connector>
        <draw:connector draw:style-name="gr3" draw:text-style-name="P4" draw:layer="layout" draw:line-skew="0.291cm" svg:x1="7.62cm" svg:y1="2.113cm" svg:x2="8.082cm" svg:y2="2.124cm" draw:start-shape="id2" draw:start-glue-point="1" draw:end-shape="id5" draw:end-glue-point="6" svg:d="M7620 2113h521v11h-59" svg:viewBox="0 0 522 12">
          <text:p/>
        </draw:connector>
        <draw:connector draw:style-name="gr3" draw:text-style-name="P4" draw:layer="layout" svg:x1="6.836cm" svg:y1="0.523cm" svg:x2="8.151cm" svg:y2="0.79cm" draw:end-shape="id6" draw:end-glue-point="0" svg:d="M6836 523v-235h1315v502" svg:viewBox="0 0 1316 503">
          <text:p/>
        </draw:connector>
        <draw:connector draw:style-name="gr3" draw:text-style-name="P4" draw:layer="layout" svg:x1="8.151cm" svg:y1="1.839cm" svg:x2="8.123cm" svg:y2="2.562cm" draw:start-shape="id6" draw:start-glue-point="2" draw:end-shape="id7" draw:end-glue-point="0" svg:d="M8151 1839v350h-28v373" svg:viewBox="0 0 29 724">
          <text:p/>
        </draw:connector>
        <draw:custom-shape draw:style-name="gr1" draw:text-style-name="P1" xml:id="id10" draw:id="id10" draw:layer="layout" svg:width="0.683cm" svg:height="0.225cm" svg:x="4.938cm" svg:y="3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0.683cm" svg:height="0.225cm" draw:transform="rotate (1.5707963267949) translate (4.149cm 3.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4.872cm" svg:y1="4.055cm" svg:x2="6.284cm" svg:y2="3.35cm" draw:start-shape="id8" draw:start-glue-point="1" draw:end-shape="id4" draw:end-glue-point="6" svg:d="M4872 4055h1412v-705" svg:viewBox="0 0 1413 706">
          <text:p/>
        </draw:connector>
        <draw:connector draw:style-name="gr3" draw:text-style-name="P4" draw:layer="layout" svg:x1="4.261cm" svg:y1="2.587cm" svg:x2="4.938cm" svg:y2="2.113cm" draw:start-shape="id9" draw:start-glue-point="1" draw:end-shape="id1" draw:end-glue-point="3" svg:d="M4261 2587v-474h677" svg:viewBox="0 0 678 475">
          <text:p/>
        </draw:connector>
        <draw:connector draw:style-name="gr3" draw:text-style-name="P4" draw:layer="layout" svg:x1="4.261cm" svg:y1="3.27cm" svg:x2="4.938cm" svg:y2="4.061cm" draw:start-shape="id9" draw:start-glue-point="3" draw:end-shape="id10" draw:end-glue-point="3" svg:d="M4261 3270v791h677" svg:viewBox="0 0 678 792">
          <text:p/>
        </draw:connector>
        <draw:frame draw:style-name="gr8" draw:text-style-name="P2" draw:layer="layout" svg:width="0.779cm" svg:height="0.774cm" svg:x="8.457cm" svg:y="2.547cm">
          <draw:text-box>
            <text:p><text:span text:style-name="T1">I</text:span><text:span text:style-name="T2">c</text:span></text:p>
          </draw:text-box>
        </draw:frame>
        <draw:frame draw:style-name="gr9" draw:text-style-name="P5" draw:layer="layout" svg:width="0.883cm" svg:height="0.737cm" svg:x="4.896cm" svg:y="0.491cm">
          <draw:text-box>
            <text:p>R<text:span text:style-name="T5">1</text:span></text:p>
          </draw:text-box>
        </draw:frame>
        <draw:frame draw:style-name="gr10" draw:text-style-name="P5" draw:layer="layout" svg:width="0.819cm" svg:height="0.757cm" svg:x="6.862cm" svg:y="2.09cm">
          <draw:text-box>
            <text:p>R<text:span text:style-name="T5">5</text:span></text:p>
          </draw:text-box>
        </draw:frame>
        <draw:frame draw:style-name="gr11" draw:text-style-name="P5" draw:layer="layout" svg:width="0.888cm" svg:height="0.803cm" svg:x="4.894cm" svg:y="2.081cm">
          <draw:text-box>
            <text:p>R<text:span text:style-name="T5">4</text:span></text:p>
          </draw:text-box>
        </draw:frame>
        <draw:frame draw:style-name="gr10" draw:text-style-name="P5" draw:layer="layout" svg:width="0.858cm" svg:height="0.722cm" svg:x="6.219cm" svg:y="0.945cm">
          <draw:text-box>
            <text:p>R<text:span text:style-name="T5">3</text:span></text:p>
          </draw:text-box>
        </draw:frame>
        <draw:frame draw:style-name="gr9" draw:text-style-name="P5" draw:layer="layout" svg:width="0.856cm" svg:height="0.699cm" svg:x="6.802cm" svg:y="0.538cm">
          <draw:text-box>
            <text:p>R<text:span text:style-name="T5">2</text:span></text:p>
          </draw:text-box>
        </draw:frame>
        <draw:frame draw:style-name="gr12" draw:text-style-name="P5" draw:layer="layout" svg:width="0.902cm" svg:height="0.778cm" svg:x="3.446cm" svg:y="2.622cm">
          <draw:text-box>
            <text:p>R<text:span text:style-name="T5">6</text:span></text:p>
          </draw:text-box>
        </draw:frame>
        <draw:custom-shape draw:style-name="gr13" draw:text-style-name="P4" draw:layer="layout" svg:width="0.095cm" svg:height="0.105cm" svg:x="6.246cm" svg:y="2.0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5" draw:id="id5" draw:layer="layout" svg:width="0.095cm" svg:height="0.106cm" svg:x="8.082cm" svg:y="2.0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11" draw:id="id11" draw:layer="layout" svg:width="0.095cm" svg:height="0.105cm" svg:x="6.247cm" svg:y="4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095cm" svg:height="0.105cm" svg:x="6.247cm" svg:y="0.4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096cm" svg:height="0.106cm" svg:x="4.217cm" svg:y="2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0.839cm" svg:height="1.055cm" svg:x="5.707cm" svg:y="0.796cm">
          <draw:text-box>
            <text:p>+</text:p>
            <text:p>V<text:span text:style-name="T5">b</text:span></text:p>
            <text:p>-</text:p>
          </draw:text-box>
        </draw:frame>
        <draw:frame draw:style-name="gr15" draw:text-style-name="P6" draw:layer="layout" svg:width="0.794cm" svg:height="0.801cm" svg:x="4.382cm" svg:y="2.585cm">
          <draw:text-box>
            <text:p><text:span text:style-name="T3">I</text:span><text:span text:style-name="T4">d</text:span></text:p>
          </draw:text-box>
        </draw:frame>
        <draw:g xml:id="id7" draw:id="id7">
          <draw:line draw:style-name="gr16" draw:text-style-name="P7" draw:layer="layout" svg:x1="8.123cm" svg:y1="2.562cm" svg:x2="8.123cm" svg:y2="2.796cm">
            <text:p/>
          </draw:line>
          <draw:line draw:style-name="gr16" draw:text-style-name="P7" draw:layer="layout" svg:x1="7.813cm" svg:y1="2.797cm" svg:x2="8.433cm" svg:y2="2.797cm">
            <text:p/>
          </draw:line>
          <draw:line draw:style-name="gr16" draw:text-style-name="P7" draw:layer="layout" svg:x1="7.813cm" svg:y1="3.033cm" svg:x2="8.433cm" svg:y2="3.033cm">
            <text:p/>
          </draw:line>
          <draw:line draw:style-name="gr16" draw:text-style-name="P7" draw:layer="layout" svg:x1="8.123cm" svg:y1="3.031cm" svg:x2="8.123cm" svg:y2="3.265cm">
            <text:p/>
          </draw:line>
        </draw:g>
        <draw:line draw:style-name="gr17" draw:text-style-name="P7" draw:layer="layout" svg:x1="8.617cm" svg:y1="2.657cm" svg:x2="8.611cm" svg:y2="3.241cm">
          <text:p/>
        </draw:line>
        <draw:frame draw:style-name="gr18" draw:text-style-name="P5" draw:layer="layout" svg:width="0.684cm" svg:height="0.69cm" svg:x="7.246cm" svg:y="2.576cm">
          <draw:text-box>
            <text:p>C</text:p>
          </draw:text-box>
        </draw:frame>
        <draw:frame draw:style-name="gr19" draw:text-style-name="P4" draw:layer="layout" svg:width="3.484cm" svg:height="1.277cm" svg:x="0.743cm" svg:y="0.61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draw:line draw:style-name="gr20" draw:text-style-name="P7" draw:layer="layout" svg:x1="3.881cm" svg:y1="2.272cm" svg:x2="3.492cm" svg:y2="2.275cm">
            <text:p/>
          </draw:line>
          <draw:line draw:style-name="gr20" draw:text-style-name="P7" draw:layer="layout" svg:x1="3.881cm" svg:y1="2.27cm" svg:x2="3.492cm" svg:y2="2.273cm">
            <text:p/>
          </draw:line>
          <draw:line draw:style-name="gr20" draw:text-style-name="P7" draw:layer="layout" svg:x1="3.598cm" svg:y1="2.342cm" svg:x2="3.791cm" svg:y2="2.342cm">
            <text:p/>
          </draw:line>
          <draw:line draw:style-name="gr20" draw:text-style-name="P7" draw:layer="layout" svg:x1="3.65cm" svg:y1="2.402cm" svg:x2="3.743cm" svg:y2="2.402cm">
            <text:p/>
          </draw:line>
          <draw:line draw:style-name="gr20" draw:text-style-name="P7" draw:layer="layout" svg:x1="3.692cm" svg:y1="2.267cm" svg:x2="3.694cm" svg:y2="2.112cm">
            <text:p/>
          </draw:line>
        </draw:g>
        <draw:frame draw:style-name="gr21" draw:text-style-name="P8" draw:layer="layout" svg:width="0.58cm" svg:height="0.645cm" svg:x="3.549cm" svg:y="0.246cm">
          <draw:text-box>
            <text:p><text:span text:style-name="T6">1</text:span></text:p>
          </draw:text-box>
        </draw:frame>
        <draw:frame draw:style-name="gr22" draw:text-style-name="P8" draw:layer="layout" svg:width="0.468cm" svg:height="0.636cm" svg:x="5.474cm" svg:y="0.206cm">
          <draw:text-box>
            <text:p><text:span text:style-name="T6">2</text:span></text:p>
          </draw:text-box>
        </draw:frame>
        <draw:frame draw:style-name="gr22" draw:text-style-name="P8" draw:layer="layout" svg:width="0.481cm" svg:height="0.625cm" svg:x="6.767cm" svg:y="0.243cm">
          <draw:text-box>
            <text:p><text:span text:style-name="T6">3</text:span></text:p>
          </draw:text-box>
        </draw:frame>
        <draw:frame draw:style-name="gr23" draw:text-style-name="P8" draw:layer="layout" svg:width="0.741cm" svg:height="0.649cm" svg:x="5.74cm" svg:y="1.818cm">
          <draw:text-box>
            <text:p><text:span text:style-name="T6">5</text:span></text:p>
          </draw:text-box>
        </draw:frame>
        <draw:frame draw:style-name="gr24" draw:text-style-name="P8" xml:id="id8" draw:id="id8" draw:layer="layout" svg:width="0.611cm" svg:height="0.674cm" svg:x="4.261cm" svg:y="3.718cm">
          <draw:text-box>
            <text:p><text:span text:style-name="T6">7</text:span></text:p>
          </draw:text-box>
        </draw:frame>
        <draw:frame draw:style-name="gr22" draw:text-style-name="P8" draw:layer="layout" svg:width="0.629cm" svg:height="0.702cm" svg:x="6.177cm" svg:y="3.784cm">
          <draw:text-box>
            <text:p><text:span text:style-name="T6">8</text:span></text:p>
          </draw:text-box>
        </draw:frame>
        <draw:frame draw:style-name="gr22" draw:text-style-name="P8" draw:layer="layout" svg:width="0.752cm" svg:height="0.608cm" svg:x="7.941cm" svg:y="1.819cm">
          <draw:text-box>
            <text:p><text:span text:style-name="T6">6</text:span></text:p>
          </draw:text-box>
        </draw:frame>
        <draw:line draw:style-name="gr17" draw:text-style-name="P7" draw:layer="layout" svg:x1="4.505cm" svg:y1="2.646cm" svg:x2="4.53cm" svg:y2="3.35cm">
          <text:p/>
        </draw:line>
        <draw:custom-shape draw:style-name="gr13" draw:text-style-name="P4" draw:layer="layout" svg:width="0.095cm" svg:height="0.105cm" svg:x="4.22cm" svg:y="3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7" draw:layer="layout" svg:x1="4.251cm" svg:y1="2.112cm" svg:x2="3.696cm" svg:y2="2.112cm">
          <text:p/>
        </draw:line>
        <draw:custom-shape draw:style-name="gr26" draw:text-style-name="P4" draw:layer="layout" svg:width="0.692cm" svg:height="0.732cm" svg:x="3.916cm" svg:y="0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5" draw:layer="layout" svg:width="0.691cm" svg:height="0.896cm" svg:x="3.957cm" svg:y="0.81cm">
          <draw:text-box>
            <text:p>+</text:p>
            <text:p>_</text:p>
          </draw:text-box>
        </draw:frame>
        <draw:custom-shape draw:style-name="gr28" draw:text-style-name="P4" xml:id="id4" draw:id="id4" draw:layer="layout" svg:width="0.53cm" svg:height="0.722cm" svg:x="6.019cm" svg:y="2.62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.491cm -0.566cm" svg:x1="6.261cm" svg:y1="4.031cm" svg:x2="8.123cm" svg:y2="3.265cm" draw:start-shape="id11" draw:start-glue-point="5" draw:end-shape="id7" draw:end-glue-point="2" svg:d="M6261 4031h-25v25h1887v-791" svg:viewBox="0 0 1888 792">
          <text:p/>
        </draw:connector>
        <draw:frame draw:style-name="gr24" draw:text-style-name="P8" draw:layer="layout" svg:width="0.611cm" svg:height="0.674cm" svg:x="4.14cm" svg:y="1.765cm">
          <draw:text-box>
            <text:p><text:span text:style-name="T6">4</text:span></text:p>
          </draw:text-box>
        </draw:frame>
        <draw:frame draw:style-name="gr12" draw:text-style-name="P5" draw:layer="layout" svg:width="0.902cm" svg:height="0.778cm" svg:x="4.861cm" svg:y="4.065cm">
          <draw:text-box>
            <text:p>R<text:span text:style-name="T5">7</text:span></text:p>
          </draw:text-box>
        </draw:frame>
        <draw:frame draw:style-name="gr27" draw:text-style-name="P5" draw:layer="layout" svg:width="0.625cm" svg:height="0.721cm" svg:x="5.995cm" svg:y="2.625cm">
          <draw:text-box>
            <text:p>+</text:p>
            <text:p>_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1T11:42:51.916470715</dc:date>
    <meta:editing-duration>PT45M18S</meta:editing-duration>
    <meta:editing-cycles>11</meta:editing-cycles>
    <meta:generator>LibreOffice/6.4.6.2$Linux_X86_64 LibreOffice_project/40$Build-2</meta:generator>
    <meta:document-statistic meta:object-count="70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u( t ) = left lbrace {binom{0, t &lt; 0}{1, t &gt;= 0} } right none</annotation>
  </semantics>
</math>
</file>